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f10d0c" draw:marker-start-width="0.227cm" draw:marker-end-width="0.227cm" draw:fill-color="#ffaa95" draw:textarea-horizontal-align="justify" draw:textarea-vertical-align="middle" draw:auto-grow-height="false" fo:min-height="0.532cm" fo:min-width="1.482cm" fo:padding-top="0.134cm" fo:padding-bottom="0.134cm" fo:padding-left="0.259cm" fo:padding-right="0.259cm"/>
      <style:paragraph-properties style:writing-mode="lr-tb"/>
    </style:style>
    <style:style style:name="gr2" style:family="graphic" style:parent-style-name="standard">
      <style:graphic-properties svg:stroke-width="0.018cm" svg:stroke-color="#b47804" draw:marker-start-width="0.227cm" draw:marker-end-width="0.227cm" draw:fill-color="#fff5ce" draw:textarea-horizontal-align="justify" draw:textarea-vertical-align="middle" draw:auto-grow-height="false" fo:min-height="0.532cm" fo:min-width="1.282cm" fo:padding-top="0.134cm" fo:padding-bottom="0.134cm" fo:padding-left="0.259cm" fo:padding-right="0.259cm"/>
      <style:paragraph-properties style:writing-mode="lr-tb"/>
    </style:style>
    <style:style style:name="gr3" style:family="graphic" style:parent-style-name="standard">
      <style:graphic-properties svg:stroke-width="0.018cm" svg:stroke-color="#355269" draw:marker-start-width="0.227cm" draw:marker-end-width="0.227cm" draw:fill="solid" draw:fill-color="#729fcf" draw:textarea-horizontal-align="justify" draw:textarea-vertical-align="middle" draw:auto-grow-height="false" fo:min-height="0.288cm" fo:min-width="1.242cm" fo:padding-top="0.134cm" fo:padding-bottom="0.134cm" fo:padding-left="0.259cm" fo:padding-right="0.259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="Rounded_20_large_20_Arrow" draw:marker-end-width="0.15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18cm" svg:stroke-color="#355269" draw:marker-start-width="0.227cm" draw:marker-end-width="0.227cm" draw:fill="solid" draw:fill-color="#729fcf" draw:textarea-horizontal-align="justify" draw:textarea-vertical-align="middle" draw:auto-grow-height="false" fo:min-height="0.288cm" fo:min-width="2.26cm" fo:padding-top="0.134cm" fo:padding-bottom="0.134cm" fo:padding-left="0.259cm" fo:padding-right="0.259cm"/>
      <style:paragraph-properties style:writing-mode="lr-tb"/>
    </style:style>
    <style:style style:name="gr6" style:family="graphic" style:parent-style-name="standard">
      <style:graphic-properties svg:stroke-width="0.018cm" svg:stroke-color="#b47804" draw:marker-start-width="0.227cm" draw:marker-end-width="0.227cm" draw:fill-color="#fff5ce" draw:textarea-horizontal-align="justify" draw:textarea-vertical-align="middle" draw:auto-grow-height="false" fo:min-height="0.532cm" fo:min-width="2.182cm" fo:padding-top="0.134cm" fo:padding-bottom="0.134cm" fo:padding-left="0.259cm" fo:padding-right="0.259cm"/>
      <style:paragraph-properties style:writing-mode="lr-tb"/>
    </style:style>
    <style:style style:name="gr7" style:family="graphic" style:parent-style-name="standard">
      <style:graphic-properties svg:stroke-width="0.018cm" svg:stroke-color="#f10d0c" draw:marker-start-width="0.227cm" draw:marker-end-width="0.227cm" draw:fill-color="#ffaa95" draw:textarea-horizontal-align="justify" draw:textarea-vertical-align="middle" draw:auto-grow-height="false" fo:min-height="0.532cm" fo:min-width="1.282cm" fo:padding-top="0.134cm" fo:padding-bottom="0.134cm" fo:padding-left="0.259cm" fo:padding-right="0.25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221cm"/>
      <style:paragraph-properties style:writing-mode="lr-tb"/>
    </style:style>
    <style:style style:name="gr9" style:family="graphic" style:parent-style-name="standard">
      <style:graphic-properties svg:stroke-width="0.018cm" svg:stroke-color="#355269" draw:marker-start-width="0.227cm" draw:marker-end-width="0.227cm" draw:fill="solid" draw:fill-color="#729fcf" draw:textarea-horizontal-align="justify" draw:textarea-vertical-align="middle" draw:auto-grow-height="false" fo:min-height="0.288cm" fo:min-width="2.446cm" fo:padding-top="0.134cm" fo:padding-bottom="0.134cm" fo:padding-left="0.259cm" fo:padding-right="0.259cm"/>
      <style:paragraph-properties style:writing-mode="lr-tb"/>
    </style:style>
    <style:style style:name="gr10" style:family="graphic" style:parent-style-name="standard">
      <style:graphic-properties svg:stroke-width="0.018cm" svg:stroke-color="#355269" draw:marker-start-width="0.227cm" draw:marker-end-width="0.227cm" draw:fill="solid" draw:fill-color="#729fcf" draw:textarea-horizontal-align="justify" draw:textarea-vertical-align="middle" draw:auto-grow-height="false" fo:min-height="0.288cm" fo:min-width="3.372cm" fo:padding-top="0.134cm" fo:padding-bottom="0.134cm" fo:padding-left="0.259cm" fo:padding-right="0.259cm"/>
      <style:paragraph-properties style:writing-mode="lr-tb"/>
    </style:style>
    <style:style style:name="gr11" style:family="graphic" style:parent-style-name="standard">
      <style:graphic-properties svg:stroke-width="0.018cm" svg:stroke-color="#f10d0c" draw:marker-start-width="0.227cm" draw:marker-end-width="0.227cm" draw:fill-color="#ffaa95" draw:textarea-horizontal-align="justify" draw:textarea-vertical-align="middle" draw:auto-grow-height="false" fo:min-height="0.532cm" fo:min-width="1.682cm" fo:padding-top="0.134cm" fo:padding-bottom="0.134cm" fo:padding-left="0.259cm" fo:padding-right="0.259cm"/>
      <style:paragraph-properties style:writing-mode="lr-tb"/>
    </style:style>
    <style:style style:name="gr12" style:family="graphic" style:parent-style-name="standard">
      <style:graphic-properties svg:stroke-width="0.018cm" svg:stroke-color="#355269" draw:marker-start-width="0.227cm" draw:marker-end-width="0.227cm" draw:fill="solid" draw:fill-color="#729fcf" draw:textarea-horizontal-align="justify" draw:textarea-vertical-align="middle" draw:auto-grow-height="false" fo:min-height="0.288cm" fo:min-width="0.964cm" fo:padding-top="0.134cm" fo:padding-bottom="0.134cm" fo:padding-left="0.259cm" fo:padding-right="0.259cm"/>
      <style:paragraph-properties style:writing-mode="lr-tb"/>
    </style:style>
    <style:style style:name="gr13" style:family="graphic" style:parent-style-name="standard">
      <style:graphic-properties svg:stroke-width="0.018cm" svg:stroke-color="#355269" draw:marker-start-width="0.227cm" draw:marker-end-width="0.227cm" draw:fill="solid" draw:fill-color="#729fcf" draw:textarea-horizontal-align="justify" draw:textarea-vertical-align="middle" draw:auto-grow-height="false" fo:min-height="0.288cm" fo:min-width="1.334cm" fo:padding-top="0.134cm" fo:padding-bottom="0.134cm" fo:padding-left="0.259cm" fo:padding-right="0.259cm"/>
      <style:paragraph-properties style:writing-mode="lr-tb"/>
    </style:style>
    <style:style style:name="gr14" style:family="graphic" style:parent-style-name="standard">
      <style:graphic-properties svg:stroke-width="0.018cm" svg:stroke-color="#355269" draw:marker-start-width="0.227cm" draw:marker-end-width="0.227cm" draw:fill="solid" draw:fill-color="#729fcf" draw:textarea-horizontal-align="justify" draw:textarea-vertical-align="middle" draw:auto-grow-height="false" fo:min-height="0.288cm" fo:min-width="1.706cm" fo:padding-top="0.134cm" fo:padding-bottom="0.134cm" fo:padding-left="0.259cm" fo:padding-right="0.259cm"/>
      <style:paragraph-properties style:writing-mode="lr-tb"/>
    </style:style>
    <style:style style:name="gr15" style:family="graphic" style:parent-style-name="standard">
      <style:graphic-properties svg:stroke-width="0.018cm" svg:stroke-color="#b47804" draw:marker-start-width="0.227cm" draw:marker-end-width="0.227cm" draw:fill-color="#fff5ce" draw:textarea-horizontal-align="justify" draw:textarea-vertical-align="middle" draw:auto-grow-height="false" fo:min-height="0.532cm" fo:min-width="1.882cm" fo:padding-top="0.134cm" fo:padding-bottom="0.134cm" fo:padding-left="0.259cm" fo:padding-right="0.259cm"/>
      <style:paragraph-properties style:writing-mode="lr-tb"/>
    </style:style>
    <style:style style:name="gr16" style:family="graphic" style:parent-style-name="standard">
      <style:graphic-properties svg:stroke-color="#395511" draw:fill-color="#f6f9d4" draw:textarea-horizontal-align="justify" draw:textarea-vertical-align="middle" draw:auto-grow-height="false" fo:min-height="0.676cm" fo:min-width="2.278cm" fo:wrap-option="no-wrap"/>
      <style:paragraph-properties style:writing-mode="lr-tb"/>
    </style:style>
    <style:style style:name="gr17" style:family="graphic" style:parent-style-name="standard">
      <style:graphic-properties svg:stroke-color="#395511" draw:fill-color="#f6f9d4" draw:textarea-horizontal-align="justify" draw:textarea-vertical-align="middle" draw:auto-grow-height="false" fo:min-height="0.214cm" fo:min-width="0.798cm" fo:wrap-option="no-wrap"/>
      <style:paragraph-properties style:writing-mode="lr-tb"/>
    </style:style>
    <style:style style:name="P1" style:family="paragraph">
      <style:paragraph-properties fo:text-align="center" style:writing-mode="lr-tb"/>
      <style:text-properties fo:font-size="8pt" fo:font-style="normal" style:font-size-asian="8pt" style:font-style-asian="normal" style:font-size-complex="8pt" style:font-style-complex="normal"/>
    </style:style>
    <style:style style:name="P2" style:family="paragraph">
      <loext:graphic-properties draw:fill-color="#ffaa95"/>
      <style:paragraph-properties fo:text-align="center" style:writing-mode="lr-tb"/>
      <style:text-properties fo:font-size="8pt" fo:font-style="normal" style:font-size-asian="8pt" style:font-style-asian="normal" style:font-size-complex="8pt" style:font-style-complex="normal"/>
    </style:style>
    <style:style style:name="P3" style:family="paragraph">
      <loext:graphic-properties draw:fill-color="#fff5ce"/>
      <style:paragraph-properties fo:text-align="center" style:writing-mode="lr-tb"/>
      <style:text-properties fo:font-size="8pt" fo:font-style="normal" style:font-size-asian="8pt" style:font-style-asian="normal" style:font-size-complex="8pt" style:font-style-complex="normal"/>
    </style:style>
    <style:style style:name="P4" style:family="paragraph">
      <style:paragraph-properties fo:text-align="center" style:writing-mode="lr-tb"/>
      <style:text-properties fo:font-size="8pt" style:font-size-asian="8pt" style:font-size-complex="8pt"/>
    </style:style>
    <style:style style:name="P5" style:family="paragraph">
      <loext:graphic-properties draw:fill="solid" draw:fill-color="#729fc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="solid"/>
      <style:paragraph-properties fo:text-align="center" style:writing-mode="lr-tb"/>
      <style:text-properties fo:font-size="5pt" style:font-size-asian="5pt" style:font-size-complex="5pt"/>
    </style:style>
    <style:style style:name="P7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8" style:family="paragraph">
      <style:paragraph-properties fo:text-align="center"/>
      <style:text-properties fo:font-size="7pt" fo:font-style="italic" style:font-size-asian="7pt" style:font-style-asian="italic" style:font-size-complex="7pt" style:font-style-complex="italic"/>
    </style:style>
    <style:style style:name="P9" style:family="paragraph">
      <loext:graphic-properties draw:fill-color="#f6f9d4"/>
      <style:paragraph-properties fo:text-align="center"/>
      <style:text-properties fo:font-size="7pt" fo:font-style="italic" style:font-size-asian="7pt" style:font-style-asian="italic" style:font-size-complex="7pt" style:font-style-complex="italic"/>
    </style:style>
    <style:style style:name="P10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ize="8pt" fo:font-style="normal" style:font-size-asian="8pt" style:font-style-asian="normal" style:font-size-complex="8pt" style:font-style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7pt" fo:font-style="italic" style:font-size-asian="7pt" style:font-style-asian="italic" style:font-size-complex="7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cm" svg:height="0.8cm" svg:x="1.3cm" svg:y="2.2cm">
          <text:p text:style-name="P1"><text:span text:style-name="T1">Calibration</text:span><text:span text:style-name="T1"><text:line-break/></text:span><text:span text:style-name="T1">audio DAT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6" draw:id="id6" draw:layer="layout" svg:width="1.8cm" svg:height="0.8cm" svg:x="4.4cm" svg:y="3.4cm">
          <text:p text:style-name="P1"><text:span text:style-name="T1">Calibration</text:span><text:span text:style-name="T1"><text:line-break/></text:span><text:span text:style-name="T1">binary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1" draw:id="id1" draw:layer="layout" svg:width="1.9cm" svg:height="0.6cm" svg:x="11.4cm" svg:y="3.5cm">
          <text:p text:style-name="P4"><text:span text:style-name="T2">scipy.welch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6" draw:layer="layout" draw:type="curve" svg:x1="12.35cm" svg:y1="4.1cm" svg:x2="13.206cm" svg:y2="4.9cm" draw:start-shape="id1" draw:start-glue-point="6" draw:end-shape="id2" draw:end-glue-point="5" svg:d="M12350 4100c0 534 285 800 856 800" svg:viewBox="0 0 857 801">
          <text:p/>
        </draw:connector>
        <draw:connector draw:style-name="gr4" draw:text-style-name="P6" draw:layer="layout" draw:type="curve" svg:x1="12.35cm" svg:y1="2.1cm" svg:x2="12.35cm" svg:y2="3.5cm" draw:start-shape="id3" draw:start-glue-point="6" draw:end-shape="id1" draw:end-glue-point="4" svg:d="M12350 2100v1400" svg:viewBox="0 0 1 1401">
          <text:p/>
        </draw:connector>
        <draw:connector draw:style-name="gr4" draw:text-style-name="P6" draw:layer="layout" draw:type="curve" svg:x1="3.3cm" svg:y1="2.6cm" svg:x2="3.8cm" svg:y2="2.6cm" draw:start-shape="id4" draw:start-glue-point="7" svg:d="M3300 2600h500" svg:viewBox="0 0 501 1">
          <text:p/>
        </draw:connector>
        <draw:custom-shape draw:style-name="gr5" draw:text-style-name="P5" xml:id="id5" draw:id="id5" draw:layer="layout" svg:width="3cm" svg:height="0.6cm" svg:x="3.8cm" svg:y="2.3cm">
          <text:p text:style-name="P4"><text:span text:style-name="T2">rawdat.readRawFile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6" draw:layer="layout" draw:type="curve" svg:x1="5.3cm" svg:y1="2.9cm" svg:x2="5.3cm" svg:y2="3.4cm" draw:start-shape="id5" draw:start-glue-point="6" draw:end-shape="id6" draw:end-glue-point="4" svg:d="M5300 2900v500" svg:viewBox="0 0 1 501">
          <text:p/>
        </draw:connector>
        <draw:custom-shape draw:style-name="gr6" draw:text-style-name="P3" xml:id="id3" draw:id="id3" draw:layer="layout" svg:width="2.7cm" svg:height="0.8cm" svg:x="11cm" svg:y="1.3cm">
          <text:p text:style-name="P1"><text:span text:style-name="T1">Sampling frequency</text:span></text:p>
          <text:p text:style-name="P1"><text:span text:style-name="T1">fSamp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6" draw:layer="layout" draw:type="curve" svg:x1="5.3cm" svg:y1="2.3cm" svg:x2="11cm" svg:y2="1.7cm" draw:start-shape="id5" draw:start-glue-point="4" draw:end-shape="id3" draw:end-glue-point="5" svg:d="M5300 2300c0-400 1900-600 5700-600" svg:viewBox="0 0 5701 601">
          <text:p/>
        </draw:connector>
        <draw:connector draw:style-name="gr4" draw:text-style-name="P6" draw:layer="layout" draw:type="curve" svg:x1="6.2cm" svg:y1="3.8cm" svg:x2="6.8cm" svg:y2="3.8cm" draw:start-shape="id6" draw:start-glue-point="7" draw:end-shape="id7" draw:end-glue-point="5" svg:d="M6200 3800h600" svg:viewBox="0 0 601 1">
          <text:p/>
        </draw:connector>
        <draw:custom-shape draw:style-name="gr2" draw:text-style-name="P3" xml:id="id9" draw:id="id9" draw:layer="layout" svg:width="1.8cm" svg:height="0.8cm" svg:x="13.9cm" svg:y="3.4cm">
          <text:p text:style-name="P1"><text:span text:style-name="T1">Hamming</text:span><text:span text:style-name="T1"><text:line-break/></text:span><text:span text:style-name="T1">windo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6" draw:layer="layout" draw:type="curve" svg:x1="14.8cm" svg:y1="2.9cm" svg:x2="14.8cm" svg:y2="3.4cm" draw:start-shape="id8" draw:start-glue-point="6" draw:end-shape="id9" draw:end-glue-point="4" svg:d="M14800 2900v500" svg:viewBox="0 0 1 501">
          <text:p/>
        </draw:connector>
        <draw:connector draw:style-name="gr4" draw:text-style-name="P6" draw:layer="layout" draw:type="curve" svg:x1="13.9cm" svg:y1="3.8cm" svg:x2="13.3cm" svg:y2="3.8cm" draw:start-shape="id9" draw:start-glue-point="5" draw:end-shape="id1" draw:end-glue-point="7" svg:d="M13900 3800h-600" svg:viewBox="0 0 601 1">
          <text:p/>
        </draw:connector>
        <draw:custom-shape draw:style-name="gr2" draw:text-style-name="P3" xml:id="id12" draw:id="id12" draw:layer="layout" svg:width="1.8cm" svg:height="0.8cm" svg:x="2.2cm" svg:y="18.6cm">
          <text:p text:style-name="P1"><text:span text:style-name="T1">Data object</text:span><text:span text:style-name="T1"><text:line-break/></text:span><text:span text:style-name="T1">in mem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xml:id="id10" draw:id="id10" draw:layer="layout" svg:width="1.8cm" svg:height="0.8cm" svg:x="2.2cm" svg:y="16cm">
          <text:p text:style-name="P1"><text:span text:style-name="T1">Data object</text:span><text:span text:style-name="T1"><text:line-break/></text:span><text:span text:style-name="T1">in a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1" draw:id="id11" draw:layer="layout" svg:width="3cm" svg:height="0.6cm" svg:x="1.6cm" svg:y="17.4cm">
          <text:p text:style-name="P4"><text:span text:style-name="T2">Process of function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6" draw:layer="layout" draw:type="curve" svg:x1="3.1cm" svg:y1="16.8cm" svg:x2="3.1cm" svg:y2="17.4cm" draw:start-shape="id10" draw:start-glue-point="6" draw:end-shape="id11" draw:end-glue-point="4" svg:d="M3100 16800v600" svg:viewBox="0 0 1 601">
          <text:p/>
        </draw:connector>
        <draw:connector draw:style-name="gr4" draw:text-style-name="P6" draw:layer="layout" draw:type="curve" svg:x1="3.1cm" svg:y1="18cm" svg:x2="3.1cm" svg:y2="18.6cm" draw:start-shape="id11" draw:start-glue-point="6" draw:end-shape="id12" draw:end-glue-point="4" svg:d="M3100 18000v600" svg:viewBox="0 0 1 601">
          <text:p/>
        </draw:connector>
        <draw:frame draw:style-name="gr8" draw:text-style-name="P7" draw:layer="layout" svg:width="1.721cm" svg:height="0.662cm" svg:x="2.2cm" svg:y="14.838cm">
          <draw:text-box>
            <text:p><text:span text:style-name="T3">Legend</text:span></text:p>
          </draw:text-box>
        </draw:frame>
        <draw:custom-shape draw:style-name="gr2" draw:text-style-name="P3" xml:id="id2" draw:id="id2" draw:layer="layout" svg:width="1.8cm" svg:height="0.8cm" svg:x="13.206cm" svg:y="4.5cm">
          <text:p text:style-name="P1"><text:span text:style-name="T1">Cal Freq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xml:id="id13" draw:id="id13" draw:layer="layout" svg:width="1.8cm" svg:height="0.8cm" svg:x="9.5cm" svg:y="4.5cm">
          <text:p text:style-name="P1"><text:span text:style-name="T1">Cal Spe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6" draw:layer="layout" draw:type="curve" svg:x1="12.35cm" svg:y1="4.1cm" svg:x2="11.3cm" svg:y2="4.9cm" draw:start-shape="id1" draw:start-glue-point="6" draw:end-shape="id13" draw:end-glue-point="7" svg:d="M12350 4100c0 534-350 800-1050 800" svg:viewBox="0 0 1051 801">
          <text:p/>
        </draw:connector>
        <draw:custom-shape draw:style-name="gr9" draw:text-style-name="P5" xml:id="id14" draw:id="id14" draw:layer="layout" svg:width="3.2cm" svg:height="0.6cm" svg:x="8.8cm" svg:y="5.8cm">
          <text:p text:style-name="P4"><text:span text:style-name="T2">Median filter 51th order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15" draw:id="id15" draw:layer="layout" svg:width="1.8cm" svg:height="0.8cm" svg:x="9.5cm" svg:y="6.9cm">
          <text:p text:style-name="P1"><text:span text:style-name="T1">Cal Spec</text:span></text:p>
          <text:p text:style-name="P1"><text:span text:style-name="T1">filter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6" draw:layer="layout" draw:type="curve" svg:x1="10.4cm" svg:y1="5.3cm" svg:x2="10.4cm" svg:y2="5.8cm" draw:start-shape="id13" draw:start-glue-point="6" draw:end-shape="id14" draw:end-glue-point="4" svg:d="M10400 5300v500" svg:viewBox="0 0 1 501">
          <text:p/>
        </draw:connector>
        <draw:connector draw:style-name="gr4" draw:text-style-name="P6" draw:layer="layout" draw:type="curve" svg:x1="10.4cm" svg:y1="6.4cm" svg:x2="10.4cm" svg:y2="6.9cm" draw:start-shape="id14" draw:start-glue-point="6" draw:end-shape="id15" draw:end-glue-point="4" svg:d="M10400 6400v500" svg:viewBox="0 0 1 501">
          <text:p/>
        </draw:connector>
        <draw:custom-shape draw:style-name="gr10" draw:text-style-name="P5" xml:id="id16" draw:id="id16" draw:layer="layout" svg:width="4.2cm" svg:height="0.6cm" svg:x="8.3cm" svg:y="8.2cm">
          <text:p text:style-name="P4"><text:span text:style-name="T2">Apply calib noise and sensitivity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6" draw:layer="layout" draw:type="curve" svg:x1="10.4cm" svg:y1="7.7cm" svg:x2="10.4cm" svg:y2="8.2cm" draw:start-shape="id15" draw:start-glue-point="6" draw:end-shape="id16" draw:end-glue-point="4" svg:d="M10400 7700v500" svg:viewBox="0 0 1 501">
          <text:p/>
        </draw:connector>
        <draw:custom-shape draw:style-name="gr2" draw:text-style-name="P3" xml:id="id17" draw:id="id17" draw:layer="layout" svg:width="1.8cm" svg:height="0.8cm" svg:x="9.5cm" svg:y="9.3cm">
          <text:p text:style-name="P1"><text:span text:style-name="T1">Cal Spec</text:span></text:p>
          <text:p text:style-name="P1"><text:span text:style-name="T1">cnl/hs modif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6" draw:layer="layout" draw:type="curve" svg:x1="10.4cm" svg:y1="8.8cm" svg:x2="10.4cm" svg:y2="9.3cm" draw:start-shape="id16" draw:start-glue-point="6" draw:end-shape="id17" draw:end-glue-point="4" svg:d="M10400 8800v500" svg:viewBox="0 0 1 501">
          <text:p/>
        </draw:connector>
        <draw:custom-shape draw:style-name="gr11" draw:text-style-name="P2" xml:id="id22" draw:id="id22" draw:layer="layout" svg:width="2.2cm" svg:height="0.8cm" svg:x="20.5cm" svg:y="2.2cm">
          <text:p text:style-name="P1"><text:span text:style-name="T1">Audio DAT file</text:span><text:span text:style-name="T1"><text:line-break/></text:span><text:span text:style-name="T1">to be calibrat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8" draw:id="id18" draw:layer="layout" svg:width="3cm" svg:height="0.6cm" svg:x="20.1cm" svg:y="3.5cm">
          <text:p text:style-name="P4"><text:span text:style-name="T2">rawdat.readRawFile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19" draw:id="id19" draw:layer="layout" svg:width="1.8cm" svg:height="0.8cm" svg:x="20.7cm" svg:y="4.6cm">
          <text:p text:style-name="P1"><text:span text:style-name="T1">Audio</text:span><text:span text:style-name="T1"><text:line-break/></text:span><text:span text:style-name="T1">binary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6" draw:layer="layout" draw:type="curve" svg:x1="21.6cm" svg:y1="4.1cm" svg:x2="21.6cm" svg:y2="4.6cm" draw:start-shape="id18" draw:start-glue-point="6" draw:end-shape="id19" draw:end-glue-point="4" svg:d="M21600 4100v500" svg:viewBox="0 0 1 501">
          <text:p/>
        </draw:connector>
        <draw:custom-shape draw:style-name="gr12" draw:text-style-name="P5" xml:id="id21" draw:id="id21" draw:layer="layout" svg:width="1.6cm" svg:height="0.6cm" svg:x="20.8cm" svg:y="5.9cm">
          <text:p text:style-name="P4"><text:span text:style-name="T2">toVolts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23" draw:id="id23" draw:layer="layout" svg:width="1.8cm" svg:height="0.8cm" svg:x="20.7cm" svg:y="7cm">
          <text:p text:style-name="P1"><text:span text:style-name="T1">Audio</text:span><text:span text:style-name="T1"><text:line-break/></text:span><text:span text:style-name="T1">volts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5" xml:id="id7" draw:id="id7" draw:layer="layout" svg:width="1.6cm" svg:height="0.6cm" svg:x="6.8cm" svg:y="3.5cm">
          <text:p text:style-name="P4"><text:span text:style-name="T2">toVolts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20" draw:id="id20" draw:layer="layout" svg:width="1.8cm" svg:height="0.8cm" svg:x="9cm" svg:y="3.4cm">
          <text:p text:style-name="P1"><text:span text:style-name="T1">Calibration</text:span><text:span text:style-name="T1"><text:line-break/></text:span><text:span text:style-name="T1">volts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6" draw:layer="layout" draw:type="curve" svg:x1="8.4cm" svg:y1="3.8cm" svg:x2="9cm" svg:y2="3.8cm" draw:start-shape="id7" draw:start-glue-point="7" draw:end-shape="id20" draw:end-glue-point="5" svg:d="M8400 3800h600" svg:viewBox="0 0 601 1">
          <text:p/>
        </draw:connector>
        <draw:connector draw:style-name="gr4" draw:text-style-name="P6" draw:layer="layout" draw:type="curve" svg:x1="10.8cm" svg:y1="3.8cm" svg:x2="11.4cm" svg:y2="3.8cm" draw:start-shape="id20" draw:start-glue-point="7" draw:end-shape="id1" draw:end-glue-point="5" svg:d="M10800 3800h600" svg:viewBox="0 0 601 1">
          <text:p/>
        </draw:connector>
        <draw:connector draw:style-name="gr4" draw:text-style-name="P6" draw:layer="layout" draw:type="curve" svg:x1="21.6cm" svg:y1="5.4cm" svg:x2="21.6cm" svg:y2="5.9cm" draw:start-shape="id19" draw:start-glue-point="6" draw:end-shape="id21" draw:end-glue-point="4" svg:d="M21600 5400v500" svg:viewBox="0 0 1 501">
          <text:p/>
        </draw:connector>
        <draw:connector draw:style-name="gr4" draw:text-style-name="P6" draw:layer="layout" draw:type="curve" svg:x1="21.6cm" svg:y1="3cm" svg:x2="21.6cm" svg:y2="3.5cm" draw:start-shape="id22" draw:start-glue-point="6" draw:end-shape="id18" draw:end-glue-point="4" svg:d="M21600 3000v500" svg:viewBox="0 0 1 501">
          <text:p/>
        </draw:connector>
        <draw:connector draw:style-name="gr4" draw:text-style-name="P6" draw:layer="layout" draw:type="curve" svg:x1="21.6cm" svg:y1="6.5cm" svg:x2="21.6cm" svg:y2="7cm" draw:start-shape="id21" draw:start-glue-point="6" draw:end-shape="id23" draw:end-glue-point="4" svg:d="M21600 6500v500" svg:viewBox="0 0 1 501">
          <text:p/>
        </draw:connector>
        <draw:connector draw:style-name="gr4" draw:text-style-name="P6" draw:layer="layout" draw:type="curve" svg:x1="21.6cm" svg:y1="7.8cm" svg:x2="21.1cm" svg:y2="8.5cm" draw:start-shape="id23" draw:start-glue-point="6" draw:end-shape="id24" draw:end-glue-point="7" svg:d="M21600 7800c0 467-166 700-500 700" svg:viewBox="0 0 501 701">
          <text:p/>
        </draw:connector>
        <draw:custom-shape draw:style-name="gr5" draw:text-style-name="P5" xml:id="id25" draw:id="id25" draw:layer="layout" svg:width="3cm" svg:height="0.6cm" svg:x="16cm" svg:y="3.5cm">
          <text:p text:style-name="P4"><text:span text:style-name="T2">scipy.signal.butter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draw:layer="layout" svg:width="3cm" svg:height="0.6cm" svg:x="20.101cm" svg:y="3.501cm">
          <text:p text:style-name="P4"><text:span text:style-name="T2">rawdat.readRawFile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26" draw:id="id26" draw:layer="layout" svg:width="1.8cm" svg:height="0.8cm" svg:x="16.6cm" svg:y="4.6cm">
          <text:p text:style-name="P1"><text:span text:style-name="T1">b, 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6" draw:layer="layout" draw:type="curve" svg:x1="17.5cm" svg:y1="4.1cm" svg:x2="17.5cm" svg:y2="4.6cm" draw:start-shape="id25" draw:start-glue-point="6" draw:end-shape="id26" draw:end-glue-point="4" svg:d="M17500 4100v500" svg:viewBox="0 0 1 501">
          <text:p/>
        </draw:connector>
        <draw:custom-shape draw:style-name="gr5" draw:text-style-name="P5" xml:id="id24" draw:id="id24" draw:layer="layout" svg:width="3cm" svg:height="0.6cm" svg:x="18.1cm" svg:y="8.2cm">
          <text:p text:style-name="P4"><text:span text:style-name="T2">scipy.signal.lfilter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6" draw:layer="layout" draw:type="curve" svg:x1="17.5cm" svg:y1="5.4cm" svg:x2="18.1cm" svg:y2="8.5cm" draw:start-shape="id26" draw:start-glue-point="6" draw:end-shape="id24" draw:end-glue-point="5" svg:d="M17500 5400c0 2067 200 3100 600 3100" svg:viewBox="0 0 601 3101">
          <text:p/>
        </draw:connector>
        <draw:custom-shape draw:style-name="gr2" draw:text-style-name="P3" xml:id="id27" draw:id="id27" draw:layer="layout" svg:width="1.8cm" svg:height="0.8cm" svg:x="6cm" svg:y="8.1cm">
          <text:p text:style-name="P1"><text:span text:style-name="T1">cnl, h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6" draw:layer="layout" draw:type="curve" svg:x1="7.8cm" svg:y1="8.5cm" svg:x2="8.3cm" svg:y2="8.5cm" draw:start-shape="id27" draw:start-glue-point="7" draw:end-shape="id16" draw:end-glue-point="5" svg:d="M7800 8500h500" svg:viewBox="0 0 501 1">
          <text:p/>
        </draw:connector>
        <draw:custom-shape draw:style-name="gr2" draw:text-style-name="P3" xml:id="id28" draw:id="id28" draw:layer="layout" svg:width="1.8cm" svg:height="0.8cm" svg:x="18.7cm" svg:y="9.3cm">
          <text:p text:style-name="P1"><text:span text:style-name="T1">Filtered</text:span><text:span text:style-name="T1"><text:line-break/></text:span><text:span text:style-name="T1">sign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6" draw:layer="layout" draw:type="curve" svg:x1="19.6cm" svg:y1="8.8cm" svg:x2="19.6cm" svg:y2="9.3cm" draw:start-shape="id24" draw:start-glue-point="6" draw:end-shape="id28" draw:end-glue-point="4" svg:d="M19600 8800v500" svg:viewBox="0 0 1 501">
          <text:p/>
        </draw:connector>
        <draw:custom-shape draw:style-name="gr13" draw:text-style-name="P5" xml:id="id29" draw:id="id29" draw:layer="layout" svg:width="2cm" svg:height="0.6cm" svg:x="18.6cm" svg:y="10.6cm">
          <text:p text:style-name="P4"><text:span text:style-name="T2">numpy.fft.fft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6" draw:layer="layout" draw:type="curve" svg:x1="19.6cm" svg:y1="10.1cm" svg:x2="19.6cm" svg:y2="10.6cm" draw:start-shape="id28" draw:start-glue-point="6" draw:end-shape="id29" draw:end-glue-point="4" svg:d="M19600 10100v500" svg:viewBox="0 0 1 501">
          <text:p/>
        </draw:connector>
        <draw:custom-shape draw:style-name="gr2" draw:text-style-name="P3" xml:id="id30" draw:id="id30" draw:layer="layout" svg:width="1.8cm" svg:height="0.8cm" svg:x="18.7cm" svg:y="11.7cm">
          <text:p text:style-name="P1"><text:span text:style-name="T1">Spe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6" draw:layer="layout" draw:type="curve" svg:x1="19.6cm" svg:y1="11.2cm" svg:x2="19.6cm" svg:y2="11.7cm" draw:start-shape="id29" draw:start-glue-point="6" draw:end-shape="id30" draw:end-glue-point="4" svg:d="M19600 11200v500" svg:viewBox="0 0 1 501">
          <text:p/>
        </draw:connector>
        <draw:custom-shape draw:style-name="gr13" draw:text-style-name="P5" xml:id="id31" draw:id="id31" draw:layer="layout" svg:width="2cm" svg:height="0.6cm" svg:x="13.106cm" svg:y="5.8cm">
          <text:p text:style-name="P4"><text:span text:style-name="T2">Find max freq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6" draw:layer="layout" draw:type="curve" svg:x1="14.106cm" svg:y1="5.3cm" svg:x2="14.106cm" svg:y2="5.8cm" draw:start-shape="id2" draw:start-glue-point="6" draw:end-shape="id31" draw:end-glue-point="4" svg:d="M14106 5300v500" svg:viewBox="0 0 1 501">
          <text:p/>
        </draw:connector>
        <draw:custom-shape draw:style-name="gr2" draw:text-style-name="P3" xml:id="id32" draw:id="id32" draw:layer="layout" svg:width="1.8cm" svg:height="0.8cm" svg:x="13.2cm" svg:y="6.9cm">
          <text:p text:style-name="P1"><text:span text:style-name="T1">fmax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6" draw:layer="layout" draw:type="curve" svg:x1="14.106cm" svg:y1="6.4cm" svg:x2="14.1cm" svg:y2="6.9cm" draw:start-shape="id31" draw:start-glue-point="6" draw:end-shape="id32" draw:end-glue-point="4" svg:d="M14106 6400c0 376-6 127-6 500" svg:viewBox="0 0 7 501">
          <text:p/>
        </draw:connector>
        <draw:custom-shape draw:style-name="gr2" draw:text-style-name="P3" xml:id="id34" draw:id="id34" draw:layer="layout" svg:width="1.8cm" svg:height="0.8cm" svg:x="13.2cm" svg:y="9.3cm">
          <text:p text:style-name="P1"><text:span text:style-name="T1">freqFFT</text:span></text:p>
          <text:p text:style-name="P1"><text:span text:style-name="T1">tab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5" xml:id="id33" draw:id="id33" draw:layer="layout" svg:width="2.4cm" svg:height="0.6cm" svg:x="12.9cm" svg:y="8.2cm">
          <text:p text:style-name="P4"><text:span text:style-name="T2">numpy.arange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5" draw:layer="layout" svg:width="2cm" svg:height="0.6cm" svg:x="13.107cm" svg:y="5.801cm">
          <text:p text:style-name="P4"><text:span text:style-name="T2">Find max freq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6" draw:layer="layout" draw:type="curve" svg:x1="14.1cm" svg:y1="8.8cm" svg:x2="14.1cm" svg:y2="9.3cm" draw:start-shape="id33" draw:start-glue-point="6" draw:end-shape="id34" draw:end-glue-point="4" svg:d="M14100 8800v500" svg:viewBox="0 0 1 501">
          <text:p/>
        </draw:connector>
        <draw:connector draw:style-name="gr4" draw:text-style-name="P6" draw:layer="layout" draw:type="curve" svg:x1="14.1cm" svg:y1="7.7cm" svg:x2="14.1cm" svg:y2="8.2cm" draw:start-shape="id32" draw:start-glue-point="6" draw:end-shape="id33" draw:end-glue-point="4" svg:d="M14100 7700v500" svg:viewBox="0 0 1 501">
          <text:p/>
        </draw:connector>
        <draw:custom-shape draw:style-name="gr14" draw:text-style-name="P5" xml:id="id35" draw:id="id35" draw:layer="layout" svg:width="2.4cm" svg:height="0.6cm" svg:x="12.9cm" svg:y="10.6cm">
          <text:p text:style-name="P4"><text:span text:style-name="T2">numpy.interp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6" draw:layer="layout" draw:type="curve" svg:x1="14.1cm" svg:y1="10.1cm" svg:x2="14.1cm" svg:y2="10.6cm" draw:start-shape="id34" draw:start-glue-point="6" draw:end-shape="id35" draw:end-glue-point="4" svg:d="M14100 10100v500" svg:viewBox="0 0 1 501">
          <text:p/>
        </draw:connector>
        <draw:connector draw:style-name="gr4" draw:text-style-name="P6" draw:layer="layout" draw:type="curve" svg:x1="10.4cm" svg:y1="10.1cm" svg:x2="12.9cm" svg:y2="10.9cm" draw:start-shape="id17" draw:start-glue-point="6" draw:end-shape="id35" draw:end-glue-point="5" svg:d="M10400 10100c0 534 833 800 2500 800" svg:viewBox="0 0 2501 801">
          <text:p/>
        </draw:connector>
        <draw:connector draw:style-name="gr4" draw:text-style-name="P6" draw:layer="layout" draw:type="curve" svg:x1="15.006cm" svg:y1="4.9cm" svg:x2="15.3cm" svg:y2="10.9cm" draw:start-shape="id2" draw:start-glue-point="7" draw:end-shape="id35" draw:end-glue-point="7" svg:d="M15006 4900c1206 0 1059 6000 294 6000" svg:viewBox="0 0 888 6001">
          <text:p/>
        </draw:connector>
        <draw:custom-shape draw:style-name="gr2" draw:text-style-name="P3" xml:id="id36" draw:id="id36" draw:layer="layout" svg:width="1.8cm" svg:height="0.8cm" svg:x="13.2cm" svg:y="11.7cm">
          <text:p text:style-name="P1"><text:span text:style-name="T1">Cal Spec</text:span></text:p>
          <text:p text:style-name="P1"><text:span text:style-name="T1">interpolat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6" draw:layer="layout" draw:type="curve" svg:x1="14.1cm" svg:y1="11.2cm" svg:x2="14.1cm" svg:y2="11.7cm" draw:start-shape="id35" draw:start-glue-point="6" draw:end-shape="id36" draw:end-glue-point="4" svg:d="M14100 11200v500" svg:viewBox="0 0 1 501">
          <text:p/>
        </draw:connector>
        <draw:connector draw:style-name="gr4" draw:text-style-name="P6" draw:layer="layout" draw:type="curve" svg:x1="13.7cm" svg:y1="1.7cm" svg:x2="17.5cm" svg:y2="3.5cm" draw:start-shape="id3" draw:start-glue-point="7" draw:end-shape="id25" draw:end-glue-point="4" svg:d="M13700 1700c2534 0 3800 600 3800 1800" svg:viewBox="0 0 3801 1801">
          <text:p/>
        </draw:connector>
        <draw:custom-shape draw:style-name="gr14" draw:text-style-name="P5" xml:id="id8" draw:id="id8" draw:layer="layout" svg:width="2.4cm" svg:height="0.6cm" svg:x="13.6cm" svg:y="2.3cm">
          <text:p text:style-name="P4"><text:span text:style-name="T2">scipy..hamming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5" xml:id="id37" draw:id="id37" draw:layer="layout" svg:width="2.4cm" svg:height="0.6cm" svg:x="15.6cm" svg:y="12.7cm">
          <text:p text:style-name="P4"><text:span text:style-name="T2">numpy.fft.ifft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5" draw:layer="layout" svg:width="2.4cm" svg:height="0.6cm" svg:x="12.901cm" svg:y="10.601cm">
          <text:p text:style-name="P4"><text:span text:style-name="T2">numpy.interp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6" draw:layer="layout" draw:type="curve" svg:x1="19.6cm" svg:y1="12.5cm" svg:x2="18cm" svg:y2="13cm" draw:start-shape="id30" draw:start-glue-point="6" draw:end-shape="id37" draw:end-glue-point="7" svg:d="M19600 12500c0 334-533 500-1600 500" svg:viewBox="0 0 1601 501">
          <text:p/>
        </draw:connector>
        <draw:connector draw:style-name="gr4" draw:text-style-name="P6" draw:layer="layout" draw:type="curve" svg:x1="14.1cm" svg:y1="12.5cm" svg:x2="15.6cm" svg:y2="13cm" draw:start-shape="id36" draw:start-glue-point="6" draw:end-shape="id37" draw:end-glue-point="5" svg:d="M14100 12500c0 334 500 500 1500 500" svg:viewBox="0 0 1501 501">
          <text:p/>
        </draw:connector>
        <draw:custom-shape draw:style-name="gr2" draw:text-style-name="P3" xml:id="id38" draw:id="id38" draw:layer="layout" svg:width="1.8cm" svg:height="0.8cm" svg:x="15.9cm" svg:y="13.8cm">
          <text:p text:style-name="P1"><text:span text:style-name="T1">Calibrated</text:span><text:span text:style-name="T1"><text:line-break/></text:span><text:span text:style-name="T1">sign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6" draw:layer="layout" draw:type="curve" svg:x1="16.8cm" svg:y1="13.3cm" svg:x2="16.8cm" svg:y2="13.8cm" draw:start-shape="id37" draw:start-glue-point="6" draw:end-shape="id38" draw:end-glue-point="4" svg:d="M16800 13300v500" svg:viewBox="0 0 1 501">
          <text:p/>
        </draw:connector>
        <draw:custom-shape draw:style-name="gr14" draw:text-style-name="P5" xml:id="id39" draw:id="id39" draw:layer="layout" svg:width="2.4cm" svg:height="0.6cm" svg:x="15.6cm" svg:y="15.1cm">
          <text:p text:style-name="P4"><text:span text:style-name="T2">scaleToBinary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6" draw:layer="layout" draw:type="curve" svg:x1="16.8cm" svg:y1="14.6cm" svg:x2="16.8cm" svg:y2="15.1cm" draw:start-shape="id38" draw:start-glue-point="6" draw:end-shape="id39" draw:end-glue-point="4" svg:d="M16800 14600v500" svg:viewBox="0 0 1 501">
          <text:p/>
        </draw:connector>
        <draw:custom-shape draw:style-name="gr15" draw:text-style-name="P3" xml:id="id40" draw:id="id40" draw:layer="layout" svg:width="2.4cm" svg:height="0.8cm" svg:x="15.6cm" svg:y="16.2cm">
          <text:p text:style-name="P1"><text:span text:style-name="T1">Scaled calibrated</text:span><text:span text:style-name="T1"><text:line-break/></text:span><text:span text:style-name="T1">sign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6" draw:layer="layout" draw:type="curve" svg:x1="16.8cm" svg:y1="15.7cm" svg:x2="16.8cm" svg:y2="16.2cm" draw:start-shape="id39" draw:start-glue-point="6" draw:end-shape="id40" draw:end-glue-point="4" svg:d="M16800 15700v500" svg:viewBox="0 0 1 501">
          <text:p/>
        </draw:connector>
        <draw:custom-shape draw:style-name="gr5" draw:text-style-name="P5" xml:id="id41" draw:id="id41" draw:layer="layout" svg:width="3cm" svg:height="0.6cm" svg:x="15.3cm" svg:y="17.513cm">
          <text:p text:style-name="P4"><text:span text:style-name="T2">wav.writeMono16bit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6" draw:layer="layout" draw:type="curve" svg:x1="16.8cm" svg:y1="17cm" svg:x2="16.8cm" svg:y2="17.513cm" draw:start-shape="id40" draw:start-glue-point="6" draw:end-shape="id41" draw:end-glue-point="4" svg:d="M16800 17000v513" svg:viewBox="0 0 1 514">
          <text:p/>
        </draw:connector>
        <draw:custom-shape draw:style-name="gr1" draw:text-style-name="P2" xml:id="id42" draw:id="id42" draw:layer="layout" svg:width="2cm" svg:height="0.8cm" svg:x="15.8cm" svg:y="18.7cm">
          <text:p text:style-name="P1"><text:span text:style-name="T1">Calibrated</text:span><text:span text:style-name="T1"><text:line-break/></text:span><text:span text:style-name="T1">audio wav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6" draw:layer="layout" draw:type="curve" svg:x1="16.8cm" svg:y1="18.113cm" svg:x2="16.8cm" svg:y2="18.7cm" draw:start-shape="id41" draw:start-glue-point="6" draw:end-shape="id42" draw:end-glue-point="4" svg:d="M16800 18113v587" svg:viewBox="0 0 1 588">
          <text:p/>
        </draw:connector>
        <draw:custom-shape draw:style-name="gr16" draw:text-style-name="P9" draw:layer="layout" svg:width="3cm" svg:height="1cm" svg:x="3cm" svg:y="5.9cm">
          <text:p text:style-name="P8"><text:span text:style-name="T4">Calibration noise level,</text:span><text:span text:style-name="T4"><text:line-break/></text:span><text:span text:style-name="T4">Hydrophone sensitivityv</text:span></text:p>
          <draw:enhanced-geometry svg:viewBox="0 0 21600 21600" draw:text-areas="800 800 20800 20800" draw:type="round-rectangular-callout" draw:modifiers="28149.8167277574 47343.05694305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9" draw:layer="layout" svg:width="1.4cm" svg:height="0.5cm" svg:x="4.8cm" svg:y="18cm">
          <text:p text:style-name="P10"><text:span text:style-name="T4">Note</text:span></text:p>
          <draw:enhanced-geometry svg:viewBox="0 0 21600 21600" draw:text-areas="800 800 20800 20800" draw:type="round-rectangular-callout" draw:modifiers="-12272.3768736617 42725.7485029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02T12:42:07.993301650</meta:creation-date>
    <meta:generator>LibreOffice/6.4.7.2$Linux_X86_64 LibreOffice_project/40$Build-2</meta:generator>
    <dc:date>2024-07-22T11:09:01.540465243</dc:date>
    <meta:editing-duration>P2DT4H17M37S</meta:editing-duration>
    <meta:editing-cycles>30</meta:editing-cycles>
    <meta:document-statistic meta:object-count="92"/>
  </office:meta>
</office:document-meta>
</file>